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questUpgradeStrategyConfig.handshak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UpgradeStrategyConfig.requestUpgrade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SocketIntegrationTests.arguments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WebSocketIntegrationTests.teardow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bstractWebSocketIntegrationTests.setup( WebSocketTestServer server , WebSocketClient webSocketClient , TestInfo test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WebSocketIntegrationTests.getWsBas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UpgradeStrategyConfig.requestUpgrade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mcatUpgradeStrategyConfig.requestUpgrade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SocketIntegrationTests.execute( WebSocketHandler clientHandler , String endpoin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